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3e3d87"/>
    </style:style>
    <style:style style:name="P2" style:family="paragraph" style:parent-style-name="Text_20_body">
      <style:text-properties officeooo:rsid="0040c152" officeooo:paragraph-rsid="0040c152"/>
    </style:style>
    <style:style style:name="P3" style:family="paragraph" style:parent-style-name="Text_20_body">
      <style:text-properties officeooo:rsid="0041c537" officeooo:paragraph-rsid="0041c537"/>
    </style:style>
    <style:style style:name="P4" style:family="paragraph" style:parent-style-name="Text_20_body">
      <style:text-properties officeooo:rsid="00439703" officeooo:paragraph-rsid="00439703"/>
    </style:style>
    <style:style style:name="P5" style:family="paragraph" style:parent-style-name="Text_20_body">
      <style:text-properties fo:font-style="italic" officeooo:rsid="00439703" officeooo:paragraph-rsid="00439703" style:font-style-asian="italic" style:font-style-complex="italic"/>
    </style:style>
    <style:style style:name="P6" style:family="paragraph" style:parent-style-name="Text_20_body">
      <style:text-properties fo:font-style="italic" fo:font-weight="bold" officeooo:rsid="00439703" officeooo:paragraph-rsid="00439703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normal" officeooo:rsid="0044ecaa" officeooo:paragraph-rsid="0044ecaa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italic" officeooo:paragraph-rsid="004d3888" fo:background-color="#ffff00" style:font-style-asian="italic" style:font-style-complex="italic"/>
    </style:style>
    <style:style style:name="P9" style:family="paragraph" style:parent-style-name="Text_20_body">
      <style:text-properties fo:font-weight="bold" officeooo:rsid="004699e9" officeooo:paragraph-rsid="004699e9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439703" officeooo:paragraph-rsid="00439703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44ecaa" officeooo:paragraph-rsid="0044ecaa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4699e9" officeooo:paragraph-rsid="004699e9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4699e9" officeooo:paragraph-rsid="0044ecaa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47ec14" officeooo:paragraph-rsid="0047ec14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bold" officeooo:rsid="0044ecaa" officeooo:paragraph-rsid="0044ecaa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officeooo:rsid="004bfa4c" officeooo:paragraph-rsid="004bfa4c"/>
    </style:style>
    <style:style style:name="P20" style:family="paragraph" style:parent-style-name="Text_20_body">
      <style:text-properties officeooo:paragraph-rsid="004bfa4c"/>
    </style:style>
    <style:style style:name="P21" style:family="paragraph" style:parent-style-name="Text_20_body">
      <style:text-properties officeooo:rsid="004cd517" officeooo:paragraph-rsid="004cd517"/>
    </style:style>
    <style:style style:name="P22" style:family="paragraph" style:parent-style-name="Text_20_body">
      <style:text-properties officeooo:rsid="004cd517" officeooo:paragraph-rsid="004d3888"/>
    </style:style>
    <style:style style:name="P23" style:family="paragraph" style:parent-style-name="Text_20_body">
      <style:text-properties officeooo:paragraph-rsid="004d3888"/>
    </style:style>
    <style:style style:name="P24" style:family="paragraph" style:parent-style-name="Text_20_body">
      <style:text-properties officeooo:rsid="004e4f71" officeooo:paragraph-rsid="004e4f71"/>
    </style:style>
    <style:style style:name="P25" style:family="paragraph" style:parent-style-name="Text_20_body">
      <style:text-properties officeooo:paragraph-rsid="004e4f71"/>
    </style:style>
    <style:style style:name="P26" style:family="paragraph" style:parent-style-name="Text_20_body">
      <style:text-properties officeooo:rsid="004f614b" officeooo:paragraph-rsid="00507a97"/>
    </style:style>
    <style:style style:name="P27" style:family="paragraph" style:parent-style-name="Citação">
      <style:text-properties fo:background-color="#ffff00"/>
    </style:style>
    <style:style style:name="P28" style:family="paragraph" style:parent-style-name="Text_20_body">
      <style:paragraph-properties fo:break-before="page"/>
      <style:text-properties fo:font-style="normal" fo:font-weight="normal" officeooo:rsid="00439703" officeooo:paragraph-rsid="00439703" style:font-style-asian="normal" style:font-weight-asian="normal" style:font-style-complex="normal" style:font-weight-complex="normal"/>
    </style:style>
    <style:style style:name="P2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Footer">
      <style:paragraph-properties fo:text-align="end" style:justify-single-word="false"/>
    </style:style>
    <style:style style:name="P33" style:family="paragraph" style:parent-style-name="Footer">
      <style:paragraph-properties fo:text-align="start" style:justify-single-word="false"/>
    </style:style>
    <style:style style:name="P34" style:family="paragraph" style:parent-style-name="Heading_20_1">
      <style:text-properties officeooo:rsid="004e4f71" officeooo:paragraph-rsid="004e4f71"/>
    </style:style>
    <style:style style:name="P35" style:family="paragraph" style:parent-style-name="Heading_20_1" style:list-style-name="">
      <style:paragraph-properties>
        <style:tab-stops/>
      </style:paragraph-properties>
      <style:text-properties officeooo:paragraph-rsid="00552640"/>
    </style:style>
    <style:style style:name="P36" style:family="paragraph" style:parent-style-name="Heading_20_1">
      <style:paragraph-properties fo:break-before="page"/>
      <style:text-properties fo:text-transform="uppercase" style:font-name="Arial" fo:font-size="12pt" fo:language="pt" fo:country="BR" fo:font-weight="bold" officeooo:rsid="004a1294" officeooo:paragraph-rsid="004a129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7" style:family="paragraph" style:parent-style-name="Heading_20_1">
      <style:paragraph-properties fo:break-before="page"/>
      <style:text-properties officeooo:rsid="004bfa4c" officeooo:paragraph-rsid="004bfa4c"/>
    </style:style>
    <style:style style:name="P38" style:family="paragraph" style:parent-style-name="Heading_20_1">
      <style:paragraph-properties fo:break-before="page"/>
      <style:text-properties officeooo:paragraph-rsid="00552640"/>
    </style:style>
    <style:style style:name="P39" style:family="paragraph" style:parent-style-name="Heading_20_2">
      <style:text-properties officeooo:rsid="004d3888" officeooo:paragraph-rsid="004d3888"/>
    </style:style>
    <style:style style:name="P40" style:family="paragraph" style:parent-style-name="Heading_20_2">
      <style:text-properties officeooo:rsid="004e4f71" officeooo:paragraph-rsid="004e4f71"/>
    </style:style>
    <style:style style:name="P41" style:family="paragraph" style:parent-style-name="Heading_20_2">
      <style:text-properties officeooo:rsid="0051a984" officeooo:paragraph-rsid="0051a984"/>
    </style:style>
    <style:style style:name="P42" style:family="paragraph" style:parent-style-name="Heading_20_2">
      <style:text-properties officeooo:rsid="00555c19" officeooo:paragraph-rsid="00555c19"/>
    </style:style>
    <style:style style:name="P43" style:family="paragraph" style:parent-style-name="Heading_20_2">
      <style:text-properties officeooo:rsid="00556982" officeooo:paragraph-rsid="00556982"/>
    </style:style>
    <style:style style:name="P44" style:family="paragraph" style:parent-style-name="Text_20_body" style:list-style-name="">
      <style:text-properties officeooo:rsid="003e3d87" officeooo:paragraph-rsid="003e3d87"/>
    </style:style>
    <style:style style:name="P45" style:family="paragraph" style:parent-style-name="Text_20_body" style:list-style-name="L1">
      <style:text-properties fo:font-style="normal" fo:font-weight="normal" officeooo:rsid="00439703" officeooo:paragraph-rsid="00439703" style:font-style-asian="normal" style:font-weight-asian="normal" style:font-style-complex="normal" style:font-weight-complex="normal"/>
    </style:style>
    <style:style style:name="P46" style:family="paragraph" style:parent-style-name="Text_20_body" style:list-style-name="L2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47" style:family="paragraph" style:parent-style-name="Text_20_body" style:list-style-name="L3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48" style:family="paragraph" style:parent-style-name="Text_20_body" style:list-style-name="L4">
      <style:text-properties fo:font-style="normal" officeooo:rsid="004d3888" officeooo:paragraph-rsid="004d3888" fo:background-color="transparent" style:font-style-asian="normal" style:font-style-complex="normal"/>
    </style:style>
    <style:style style:name="P49" style:family="paragraph" style:parent-style-name="Text_20_body">
      <style:text-properties fo:font-style="normal" officeooo:rsid="00555c19" officeooo:paragraph-rsid="00555c19" style:font-style-asian="normal" style:font-style-complex="normal"/>
    </style:style>
    <style:style style:name="P50" style:family="paragraph" style:parent-style-name="Text_20_body">
      <style:text-properties style:font-name="Arial" fo:language="pt" fo:country="BR" officeooo:rsid="004cd517" officeooo:paragraph-rsid="004bfa4c"/>
    </style:style>
    <style:style style:name="P51" style:family="paragraph" style:parent-style-name="Text_20_body">
      <style:text-properties style:font-name="Arial" fo:language="pt" fo:country="BR" officeooo:rsid="004cd517" officeooo:paragraph-rsid="004cd517"/>
    </style:style>
    <style:style style:name="P52" style:family="paragraph" style:parent-style-name="Text_20_body">
      <style:text-properties style:font-name="Arial" fo:language="pt" fo:country="BR" fo:font-style="italic" officeooo:rsid="004d3888" officeooo:paragraph-rsid="004d3888" fo:background-color="transparent" style:font-style-asian="italic" style:font-style-complex="italic"/>
    </style:style>
    <style:style style:name="P53" style:family="paragraph" style:parent-style-name="Text_20_body" style:list-style-name="L4">
      <style:text-properties style:font-name="Arial" fo:language="pt" fo:country="BR" fo:font-style="normal" officeooo:rsid="004d3888" officeooo:paragraph-rsid="004d3888" fo:background-color="transparent" style:font-style-asian="normal" style:font-style-complex="normal"/>
    </style:style>
    <style:style style:name="P54" style:family="paragraph" style:parent-style-name="Text_20_body">
      <style:text-properties officeooo:rsid="0051a984" officeooo:paragraph-rsid="0051a984"/>
    </style:style>
    <style:style style:name="P55" style:family="paragraph" style:parent-style-name="Text_20_body">
      <style:text-properties officeooo:paragraph-rsid="0051a984"/>
    </style:style>
    <style:style style:name="P56" style:family="paragraph" style:parent-style-name="Text_20_body">
      <style:text-properties officeooo:rsid="0051efe9" officeooo:paragraph-rsid="0051efe9"/>
    </style:style>
    <style:style style:name="P57" style:family="paragraph" style:parent-style-name="Text_20_body" style:list-style-name="L6">
      <style:text-properties officeooo:rsid="0051efe9" officeooo:paragraph-rsid="0051efe9"/>
    </style:style>
    <style:style style:name="P58" style:family="paragraph" style:parent-style-name="Text_20_body" style:list-style-name="L7">
      <style:text-properties officeooo:rsid="0051efe9" officeooo:paragraph-rsid="0051efe9"/>
    </style:style>
    <style:style style:name="P59" style:family="paragraph" style:parent-style-name="Text_20_body" style:list-style-name="L6">
      <style:text-properties officeooo:paragraph-rsid="0052a68b"/>
    </style:style>
    <style:style style:name="P60" style:family="paragraph" style:parent-style-name="Text_20_body">
      <style:text-properties officeooo:rsid="005326e4" officeooo:paragraph-rsid="005326e4"/>
    </style:style>
    <style:style style:name="P61" style:family="paragraph" style:parent-style-name="Text_20_body" style:list-style-name="L9">
      <style:text-properties officeooo:rsid="005326e4" officeooo:paragraph-rsid="005326e4"/>
    </style:style>
    <style:style style:name="P62" style:family="paragraph" style:parent-style-name="Text_20_body" style:list-style-name="L10">
      <style:text-properties officeooo:rsid="005326e4" officeooo:paragraph-rsid="005326e4"/>
    </style:style>
    <style:style style:name="P63" style:family="paragraph" style:parent-style-name="Text_20_body" style:list-style-name="L11">
      <style:text-properties officeooo:rsid="005326e4" officeooo:paragraph-rsid="005326e4"/>
    </style:style>
    <style:style style:name="P64" style:family="paragraph" style:parent-style-name="Text_20_body" style:list-style-name="L9">
      <style:text-properties officeooo:paragraph-rsid="005326e4"/>
    </style:style>
    <style:style style:name="P65" style:family="paragraph" style:parent-style-name="Text_20_body" style:list-style-name="L10">
      <style:text-properties officeooo:paragraph-rsid="005326e4"/>
    </style:style>
    <style:style style:name="P66" style:family="paragraph" style:parent-style-name="Text_20_body">
      <style:text-properties officeooo:rsid="00552640" officeooo:paragraph-rsid="00552640"/>
    </style:style>
    <style:style style:name="P67" style:family="paragraph" style:parent-style-name="Text_20_body" style:list-style-name="L13">
      <style:text-properties officeooo:rsid="00552640" officeooo:paragraph-rsid="00552640"/>
    </style:style>
    <style:style style:name="P68" style:family="paragraph" style:parent-style-name="Text_20_body">
      <style:text-properties officeooo:paragraph-rsid="00507a97"/>
    </style:style>
    <style:style style:name="P69" style:family="paragraph" style:parent-style-name="Text_20_body">
      <style:text-properties officeooo:rsid="00556982" officeooo:paragraph-rsid="00556982"/>
    </style:style>
    <style:style style:name="P70" style:family="paragraph" style:parent-style-name="Text_20_body" style:list-style-name="L14">
      <style:text-properties officeooo:rsid="00556982" officeooo:paragraph-rsid="00556982"/>
    </style:style>
    <style:style style:name="P71" style:family="paragraph" style:parent-style-name="Text_20_body" style:list-style-name="L15">
      <style:text-properties officeooo:rsid="00556982" officeooo:paragraph-rsid="00556982"/>
    </style:style>
    <style:style style:name="P72" style:family="paragraph" style:parent-style-name="Text_20_body" style:list-style-name="L17">
      <style:text-properties officeooo:rsid="00556982" officeooo:paragraph-rsid="00556982"/>
    </style:style>
    <style:style style:name="P73" style:family="paragraph" style:parent-style-name="Text_20_body" style:list-style-name="L18">
      <style:text-properties officeooo:rsid="00556982" officeooo:paragraph-rsid="00556982"/>
    </style:style>
    <style:style style:name="P74" style:family="paragraph" style:parent-style-name="Text_20_body">
      <style:text-properties officeooo:paragraph-rsid="00556982"/>
    </style:style>
    <style:style style:name="P75" style:family="paragraph" style:parent-style-name="Text_20_body">
      <style:text-properties officeooo:rsid="0055fce0" officeooo:paragraph-rsid="0055fce0"/>
    </style:style>
    <style:style style:name="P76" style:family="paragraph" style:parent-style-name="Text_20_body" style:list-style-name="L19">
      <style:text-properties officeooo:rsid="0055fce0" officeooo:paragraph-rsid="0055fce0"/>
    </style:style>
    <style:style style:name="P77" style:family="paragraph" style:parent-style-name="Text_20_body">
      <style:text-properties officeooo:rsid="00599825" officeooo:paragraph-rsid="0059982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4bfa4c"/>
    </style:style>
    <style:style style:name="T6" style:family="text">
      <style:text-properties style:font-name="Arial" fo:language="pt" fo:country="BR"/>
    </style:style>
    <style:style style:name="T7" style:family="text">
      <style:text-properties style:font-name="Arial" fo:language="pt" fo:country="BR" fo:font-style="italic" officeooo:rsid="004cd517" style:font-style-asian="italic" style:font-style-complex="italic"/>
    </style:style>
    <style:style style:name="T8" style:family="text">
      <style:text-properties style:font-name="Arial" fo:language="pt" fo:country="BR" officeooo:rsid="004d3888"/>
    </style:style>
    <style:style style:name="T9" style:family="text">
      <style:text-properties style:font-name="Arial" fo:language="pt" fo:country="BR" fo:font-weight="bold" style:font-weight-asian="bold" style:font-weight-complex="bold"/>
    </style:style>
    <style:style style:name="T10" style:family="text">
      <style:text-properties style:font-name="Arial" fo:language="pt" fo:country="BR" officeooo:rsid="00556982"/>
    </style:style>
    <style:style style:name="T11" style:family="text">
      <style:text-properties officeooo:rsid="004d3888"/>
    </style:style>
    <style:style style:name="T12" style:family="text">
      <style:text-properties officeooo:rsid="004e4f71"/>
    </style:style>
    <style:style style:name="T13" style:family="text">
      <style:text-properties officeooo:rsid="004f614b"/>
    </style:style>
    <style:style style:name="T14" style:family="text">
      <style:text-properties officeooo:rsid="0051a984"/>
    </style:style>
    <style:style style:name="T15" style:family="text">
      <style:text-properties officeooo:rsid="0051efe9"/>
    </style:style>
    <style:style style:name="T16" style:family="text">
      <style:text-properties officeooo:rsid="0052a68b"/>
    </style:style>
    <style:style style:name="T17" style:family="text">
      <style:text-properties officeooo:rsid="005326e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56982" style:font-weight-asian="bold" style:font-weight-complex="bold"/>
    </style:style>
    <style:style style:name="T20" style:family="text">
      <style:text-properties officeooo:rsid="0055264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556982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RefHeading___Toc566_4280733883"/>JEDIEL DA ROSA RIBEIRO<text:bookmark-end text:name="__RefHeading___Toc566_428073388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bookmark-start text:name="__RefHeading___Toc568_4280733883"/>ANOTAÇÕES<text:bookmark-end text:name="__RefHeading___Toc568_4280733883"/></text:p>
      <text:p text:style-name="P10"><text:bookmark-start text:name="__RefHeading___Toc570_4280733883"/>TEOLOGIA PRÁTICA<text:bookmark-end text:name="__RefHeading___Toc570_4280733883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-start text:name="__RefHeading___Toc572_4280733883"/>GASPAR/SC<text:bookmark-end text:name="__RefHeading___Toc572_4280733883"/></text:p>
      <text:p text:style-name="P18"><text:bookmark-start text:name="__RefHeading___Toc574_4280733883"/>OUTUBRO DE 2021<text:bookmark-end text:name="__RefHeading___Toc574_4280733883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Índice</text:p>
          </text:index-title>
          <text:p text:style-name="P29"><text:a xlink:type="simple" xlink:href="#__RefHeading___Toc549_4280733883" text:style-name="Index_20_Link" text:visited-style-name="Index_20_Link">Aula 1 – Introdução<text:tab/>3</text:a></text:p>
          <text:p text:style-name="P30"><text:a xlink:type="simple" xlink:href="#__RefHeading___Toc524_3017250804" text:style-name="Index_20_Link" text:visited-style-name="Index_20_Link"><text:span text:style-name="T1">O que </text:span></text:a><text:a xlink:type="simple" xlink:href="#__RefHeading___Toc524_3017250804" text:style-name="Index_20_Link" text:visited-style-name="Index_20_Link"><text:span text:style-name="T1">não é</text:span></text:a><text:a xlink:type="simple" xlink:href="#__RefHeading___Toc524_3017250804" text:style-name="Index_20_Link" text:visited-style-name="Index_20_Link"><text:span text:style-name="T1"> a Teologia Prática</text:span></text:a><text:a xlink:type="simple" xlink:href="#__RefHeading___Toc524_3017250804" text:style-name="Index_20_Link" text:visited-style-name="Index_20_Link"><text:tab/>3</text:a></text:p>
          <text:p text:style-name="P30"><text:a xlink:type="simple" xlink:href="#__RefHeading___Toc526_3017250804" text:style-name="Index_20_Link" text:visited-style-name="Index_20_Link">Como surgiu a teologia prática<text:tab/>4</text:a></text:p>
          <text:p text:style-name="P30"><text:a xlink:type="simple" xlink:href="#__RefHeading___Toc528_3017250804" text:style-name="Index_20_Link" text:visited-style-name="Index_20_Link">Fenomenologicamente<text:tab/>4</text:a></text:p>
          <text:p text:style-name="P30"><text:a xlink:type="simple" xlink:href="#__RefHeading___Toc530_3017250804" text:style-name="Index_20_Link" text:visited-style-name="Index_20_Link">Iluminismo<text:tab/>4</text:a></text:p>
          <text:p text:style-name="P30"><text:a xlink:type="simple" xlink:href="#__RefHeading___Toc532_3017250804" text:style-name="Index_20_Link" text:visited-style-name="Index_20_Link">Pastorcentrismo *<text:tab/>6</text:a></text:p>
          <text:p text:style-name="P30"><text:a xlink:type="simple" xlink:href="#__RefHeading___Toc534_3017250804" text:style-name="Index_20_Link" text:visited-style-name="Index_20_Link">Qual é o objeto da Teologia prática?<text:tab/>7</text:a></text:p>
          <text:p text:style-name="P29"><text:a xlink:type="simple" xlink:href="#__RefHeading___Toc536_3017250804" text:style-name="Index_20_Link" text:visited-style-name="Index_20_Link">Aula 2 – Continuação<text:tab/>8</text:a></text:p>
          <text:p text:style-name="P30"><text:a xlink:type="simple" xlink:href="#__RefHeading___Toc538_3017250804" text:style-name="Index_20_Link" text:visited-style-name="Index_20_Link">Teologia prática como Disciplina<text:tab/>8</text:a></text:p>
          <text:p text:style-name="P30"><text:a xlink:type="simple" xlink:href="#__RefHeading___Toc540_3017250804" text:style-name="Index_20_Link" text:visited-style-name="Index_20_Link">Friedrich Schleiermacher<text:tab/>9</text:a></text:p>
          <text:p text:style-name="P30"><text:a xlink:type="simple" xlink:href="#__RefHeading___Toc542_3017250804" text:style-name="Index_20_Link" text:visited-style-name="Index_20_Link">Teologia da libertação / Teologia prática<text:tab/>10</text:a></text:p>
          <text:p text:style-name="P30"><text:a xlink:type="simple" xlink:href="#__RefHeading___Toc544_3017250804" text:style-name="Index_20_Link" text:visited-style-name="Index_20_Link">Juan luís Segundo<text:tab/>10</text:a></text:p>
          <text:p text:style-name="P29"><text:a xlink:type="simple" xlink:href="#__RefHeading___Toc546_3017250804" text:style-name="Index_20_Link" text:visited-style-name="Index_20_Link">Corpus Cristh – A mente de Cristo para igreja<text:tab/>11</text:a></text:p>
        </text:index-body>
      </text:table-of-content>
      <text:h text:style-name="P44" text:outline-level="1"/>
      <text:list xml:id="list1166870880" text:style-name="Outline">
        <text:list-item>
          <text:h text:style-name="P36" text:outline-level="1"><text:bookmark-start text:name="__RefHeading___Toc549_4280733883"/>Aula 1 – Introdução<text:bookmark-end text:name="__RefHeading___Toc549_4280733883"/></text:h>
        </text:list-item>
      </text:list>
      <text:p text:style-name="P1"/>
      <text:p text:style-name="P2">O que é a Teologia prática</text:p>
      <text:p text:style-name="P2">→ Cobrir o currículo da disciplina Missão Integral. Vidas, não apenas almas.</text:p>
      <text:p text:style-name="P2">→ René Padilha e René Kivitz</text:p>
      <text:p text:style-name="P2">Evangelho não é só assistencialismo!</text:p>
      <text:p text:style-name="P3"/>
      <text:p text:style-name="P3"><text:span text:style-name="T1">“</text:span><text:span text:style-name="T3">Cuidar do ser como um todo, mas olha para o mundo e o contexto</text:span>.”</text:p>
      <text:p text:style-name="P3"/>
      <text:p text:style-name="P4"><text:tab/>A teologia prática é a reflexão autocrítica e projeção da Igreja em termos de como ela se entende, manifesta, ordena e integra a vida contemporânea da congregação de adoração, solidariedade e serviço no contexto local do povo de Deus.</text:p>
      <text:p text:style-name="P4"/>
      <text:p text:style-name="P5">Como traduzir “uma benção” para o vizinho?</text:p>
      <text:p text:style-name="P5">O que o evangelho faz como um agente de transformação.</text:p>
      <text:p text:style-name="P4"/>
      <text:p text:style-name="P6">The jump of the cat<text:span text:style-name="T2">.</text:span></text:p>
      <text:p text:style-name="P12"/>
      <text:list xml:id="list214313545398533" text:continue-numbering="true" text:style-name="Outline">
        <text:list-item>
          <text:list>
            <text:list-item>
              <text:h text:style-name="Heading_20_2" text:outline-level="2"><text:bookmark-start text:name="__RefHeading___Toc524_3017250804"/><text:span text:style-name="T2">O que </text:span><text:span text:style-name="T1">não é</text:span><text:span text:style-name="T2"> a Teologia Prática</text:span><text:bookmark-end text:name="__RefHeading___Toc524_3017250804"/></text:h>
            </text:list-item>
          </text:list>
        </text:list-item>
      </text:list>
      <text:list xml:id="list543608580" text:style-name="L1">
        <text:list-item>
          <text:p text:style-name="P45">Missão integral</text:p>
        </text:list-item>
        <text:list-item>
          <text:p text:style-name="P45">Espiritualidade prática</text:p>
        </text:list-item>
        <text:list-item>
          <text:p text:style-name="P45">Sistemática aplicada</text:p>
        </text:list-item>
      </text:list>
      <text:p text:style-name="P12"/>
      <text:p text:style-name="P28">No “cisma” da igreja, a igreja ficou na direita e a esquerda ficou com as humanas.</text:p>
      <text:p text:style-name="P12"/>
      <text:p text:style-name="P11">Corpus Cristh</text:p>
      <text:list xml:id="list105809359" text:style-name="L2">
        <text:list-item>
          <text:p text:style-name="P46">Historicidade e fenomenologia</text:p>
        </text:list-item>
        <text:list-item>
          <text:p text:style-name="P46">A mente de Cristo, para Igreja</text:p>
        </text:list-item>
        <text:list-item>
          <text:p text:style-name="P46">O que Cristo pensa no Séx XXI?</text:p>
        </text:list-item>
      </text:list>
      <text:p text:style-name="P11"/>
      <text:p text:style-name="P11">A Teologia prática: É a leitura emergente fenomenológica da ação da igreja na cidade.</text:p>
      <text:p text:style-name="P11"/>
      <text:list xml:id="list214311893750577" text:continue-list="list214313545398533" text:style-name="Outline">
        <text:list-item>
          <text:list>
            <text:list-item>
              <text:h text:style-name="Heading_20_2" text:outline-level="2"><text:bookmark-start text:name="__RefHeading___Toc526_3017250804"/>Como surgiu a teologia prática<text:bookmark-end text:name="__RefHeading___Toc526_3017250804"/></text:h>
            </text:list-item>
          </text:list>
        </text:list-item>
      </text:list>
      <text:p text:style-name="P11">→ Surgiu com a igreja, poderíamos dizer em termos natalinos: Como umand personalidade da igreja. (Apocalipse 13:8)</text:p>
      <text:p text:style-name="P11"/>
      <text:list xml:id="list214312176703523" text:continue-numbering="true" text:style-name="Outline">
        <text:list-item>
          <text:list>
            <text:list-item>
              <text:h text:style-name="Heading_20_2" text:outline-level="2"><text:bookmark-start text:name="__RefHeading___Toc528_3017250804"/>Fenomenologicamente<text:bookmark-end text:name="__RefHeading___Toc528_3017250804"/></text:h>
            </text:list-item>
          </text:list>
        </text:list-item>
      </text:list>
      <text:p text:style-name="P11">A teologia prṕatica nasce por necessidade do aadvento conhecido como iluminismo (1715-1789)</text:p>
      <text:p text:style-name="P11">Após o período patrístico e escolástico, com muitas correntes e ideologias séticas a respeito da teologia, induziram uma ação da igreja que chamamos de teologia prática.</text:p>
      <text:p text:style-name="P11"/>
      <text:list xml:id="list214312599897029" text:continue-numbering="true" text:style-name="Outline">
        <text:list-item>
          <text:list>
            <text:list-item>
              <text:h text:style-name="Heading_20_2" text:outline-level="2"><text:bookmark-start text:name="__RefHeading___Toc530_3017250804"/>Iluminismo<text:bookmark-end text:name="__RefHeading___Toc530_3017250804"/></text:h>
            </text:list-item>
          </text:list>
        </text:list-item>
      </text:list>
      <text:p text:style-name="P11">Foi um movimento intelectual que surgiu durante o século XVIII na Europa, que defendia o uso da razão (luz) contra o antigo regime (trevas) e pregava maior liberdade econômica e política</text:p>
      <text:p text:style-name="P11"><text:soft-page-break/>As críticas do movimento ao Antigo Regime eram em vários aspectos como:</text:p>
      <text:list xml:id="list1569339357" text:style-name="L3">
        <text:list-item>
          <text:p text:style-name="P47">Mercantilismo</text:p>
        </text:list-item>
        <text:list-item>
          <text:p text:style-name="P47">Absolutirmo monárquico</text:p>
        </text:list-item>
        <text:list-item>
          <text:p text:style-name="P47">Poder da igreja e as verdades reveladas pela fé</text:p>
        </text:list-item>
        <text:list-item>
          <text:p text:style-name="P47">Com base nos três pontos acima, podemos afirmar que o iluminismo defendia:</text:p>
        </text:list-item>
        <text:list-item>
          <text:p text:style-name="P47">a liberdade econômica, ou seja, sem a intervenção do estado na economia</text:p>
        </text:list-item>
        <text:list-item>
          <text:p text:style-name="P47">O antropocentrismo, ou seja, o avanço da ciência e da razão</text:p>
        </text:list-item>
        <text:list-item>
          <text:p text:style-name="P47">O predomínio da burguesia e seus ideais</text:p>
        </text:list-item>
      </text:list>
      <text:p text:style-name="P11"/>
      <text:p text:style-name="P17">NO PAIN NO GAIN!</text:p>
      <text:p text:style-name="P13">→ Muitas respostas surgiram por uma necessidade</text:p>
      <text:p text:style-name="P13">→ Se você tem problema você tme “oportunidade” (ok)</text:p>
      <text:p text:style-name="P13"/>
      <text:p text:style-name="P13">O iluminismo foi o movimento histórico que teclou um F5 na teologia!</text:p>
      <text:p text:style-name="P13">Além da sistemática, pensou-se apologética, teologia bíblica de missão, eclesiologia.</text:p>
      <text:p text:style-name="P13"/>
      <text:p text:style-name="P13">A teologia prática é mais que a teologia moral. Não é “sistematicamente articulada superstição que é prática”</text:p>
      <text:p text:style-name="P13"/>
      <text:p text:style-name="P13">Prática → Práxis → Ação e reflexão.</text:p>
      <text:p text:style-name="P7">Como Blumenau lê a ADBlu? → Deve ser a “bíblia” que o mundo lê.</text:p>
      <text:p text:style-name="P13"/>
      <text:p text:style-name="P13"/>
      <text:p text:style-name="P13"><text:soft-page-break/>Nesse sentido, a teologia prática é a interpretação da mensagem cristã em ação ou a reflexão crítica sobre a mensagem. Históricamente, isso foi limitado ao trabalho do pastor ou à ação pastoral. Como já notado, a teologia prática denominada teologia pastoral.</text:p>
      <text:p text:style-name="P13">Entretanto, a ação pastoral não se refere apenas ao trabalho do pastor. A ação pastoral é crescentemente compreendida como a ação da comunidade da igreja ou os atos dos crentes. Nessa luz, a teologia prática é a interpretação da mensagem cristã na ação da comunidade da igreja.</text:p>
      <text:p text:style-name="P13"/>
      <text:list xml:id="list214313238988613" text:continue-list="list214312599897029" text:style-name="Outline">
        <text:list-item>
          <text:list>
            <text:list-item>
              <text:h text:style-name="Heading_20_2" text:outline-level="2"><text:bookmark-start text:name="__RefHeading___Toc532_3017250804"/>Pastorcentrismo *<text:bookmark-end text:name="__RefHeading___Toc532_3017250804"/></text:h>
            </text:list-item>
          </text:list>
        </text:list-item>
      </text:list>
      <text:p text:style-name="P13">Tudo centralizado. Pessoas com tarefas bem definidas, quase como funcionários de um sistema. E não apenas um corpo vivo.</text:p>
      <text:p text:style-name="P15"/>
      <text:p text:style-name="P14">Há um problema com a palavra “ação”. Quando limitamos a teologia prática à “interpretação da mensagem Cristã na ação da comunidade da igreja”, limitamos também nossa reflexão sobre o “fazer” em contraste com o “ser”. Isso resulta um retorno …. ao estudo.</text:p>
      <text:p text:style-name="P14"/>
      <text:p text:style-name="P14">A igreja é mais que sua ação. A comunidade da igreja, ou a vida da solidariedade da igreja, pe a koinonina. Nesse sentido, o objeto da teologia prática não é exclusivamente a ação da igreja.</text:p>
      <text:p text:style-name="P14"/>
      <text:p text:style-name="P14">A vida da comunidade da igreja pode, num certo sentido, começar com a experiência, ou o contexto do divino, mas isso acontece na cosmovisão de um mundo secular. A igreja existe em relação a Deus e ao mundo. O ministério da Igreja é influenciado, ou condicionado, por contextos culturais.</text:p>
      <text:p text:style-name="P14"/>
      <text:list xml:id="list214311845288430" text:continue-numbering="true" text:style-name="Outline">
        <text:list-item>
          <text:list>
            <text:list-item>
              <text:h text:style-name="Heading_20_2" text:outline-level="2"><text:bookmark-start text:name="__RefHeading___Toc534_3017250804"/><text:soft-page-break/>Qual é o objeto da Teologia prática?<text:bookmark-end text:name="__RefHeading___Toc534_3017250804"/></text:h>
            </text:list-item>
          </text:list>
        </text:list-item>
      </text:list>
      <text:p text:style-name="P9"><text:span text:style-name="T1"><text:tab/>A ideia central é que a igreja não está isolada.</text:span><text:span text:style-name="T2"> Por isso uma das tarefas fundamentais da teologia prática é trazer o elemento da teologia prática é trazer o elemento da revelação, o divino, para diálogo com os desafios presentes em contextos culturais diferentes.</text:span></text:p>
      <text:p text:style-name="P14">A teologia prática tem que reconhecer a tensão que existe entre o contexto divino e os contextos vividos.</text:p>
      <text:p text:style-name="P14"/>
      <text:p text:style-name="P14">A igreja precisa ser a resposta para a CPI da Covid. Reagir e ser resposta. Eu estou aqui e eu sou Reino de Deus. O Reino de Deus não é favorável à isso, mas é favoravel àquilo.</text:p>
      <text:p text:style-name="P14"/>
      <text:p text:style-name="P16">Falta a presença da igreja.</text:p>
      <text:list xml:id="list214313147635382" text:continue-numbering="true" text:style-name="Outline">
        <text:list-item>
          <text:h text:style-name="P37" text:outline-level="1"><text:bookmark-start text:name="__RefHeading___Toc536_3017250804"/>Aula 2 – Continuação<text:bookmark-end text:name="__RefHeading___Toc536_3017250804"/></text:h>
        </text:list-item>
      </text:list>
      <text:p text:style-name="P20"><text:tab/><text:span text:style-name="T5">A igreja ADBlu perdendo timing de uma rede de TV.</text:span></text:p>
      <text:p text:style-name="P21"/>
      <text:p text:style-name="P19">Neste momento, vale levantar uma série de perguntas:</text:p>
      <text:p text:style-name="P19">Por que prestar tanta atenção nos contextos culturais?</text:p>
      <text:p text:style-name="P19"/>
      <text:p text:style-name="P19"><text:tab/>Por que não proclamar sem outras preocupações o Evangelho? Temos nossos textos e tradições sagradas. Temos nossas convicções e credos fundamentais. A missão da Igreja é proclamar o Evangelho.</text:p>
      <text:p text:style-name="P19">Por que não gastar mais tempo com o divino do que com a cultural?</text:p>
      <text:p text:style-name="P19"><text:tab/>Por que não gostar mais tempo proclamando o absoluto do que prestar atenção ao relativo? Outro modo de levantar essas perguntas é: "Por que não separar o sagrado do profano?”.</text:p>
      <text:p text:style-name="P19"/>
      <text:p text:style-name="P27">Pensamento:</text:p>
      <text:p text:style-name="Citação"><text:span text:style-name="T5"><text:tab/></text:span><text:span text:style-name="T7">A pergunta da Sara fez com que eu pensasse se de fato os Cristãos acreditam no que pregam. Será que a Bíblia prega a verdade e nós vivemos essa verdade? E se nós nos dizêmos viver essa verdade, não devemos acreditar que isso significa alguma coisa? Será que não vamos influenciar, mesmo sendo imparciais?</text:span></text:p>
      <text:p text:style-name="P50"/>
      <text:p text:style-name="P51">Podemos responder essa pergunta com base no pensamento de Gadamer (1989); todo o conhecimento humano acontece em diálogo. Não podemos separar o sagrado do profano. Não podemos separar o Cristo da cultura.</text:p>
      <text:p text:style-name="P51"/>
      <text:list xml:id="list214312662302552" text:continue-numbering="true" text:style-name="Outline">
        <text:list-item>
          <text:list>
            <text:list-item>
              <text:h text:style-name="Heading_20_2" text:outline-level="2"><text:bookmark-start text:name="__RefHeading___Toc538_3017250804"/>Teologia prática como Disciplina<text:bookmark-end text:name="__RefHeading___Toc538_3017250804"/></text:h>
            </text:list-item>
          </text:list>
        </text:list-item>
      </text:list>
      <text:p text:style-name="P21"><text:tab/>Estamos na Alemanha no século 19, ateologia tem assento na alta esfera das universidades estatais; Após o iluminismo a teologia esforçasse para atestar legitimidade entre as ciências e surge a necessidade de se criar uma disciplina <text:soft-page-break/>teológica capaz de estabelecer uma relação adequada entre a teologia acadêica e a prática da fé.</text:p>
      <text:p text:style-name="P21"/>
      <text:p text:style-name="P22">Com o surgimento do iluminismo houve uma necessidade de haver a diferença entre <text:span text:style-name="T11">a teologia e a prática de fé</text:span></text:p>
      <text:p text:style-name="P22"/>
      <text:list xml:id="list214312726824399" text:continue-numbering="true" text:style-name="Outline">
        <text:list-item>
          <text:list>
            <text:list-item>
              <text:h text:style-name="P39" text:outline-level="2"><text:bookmark-start text:name="__RefHeading___Toc540_3017250804"/>Friedrich Schleiermacher<text:bookmark-end text:name="__RefHeading___Toc540_3017250804"/></text:h>
            </text:list-item>
          </text:list>
        </text:list-item>
      </text:list>
      <text:p text:style-name="P23"><text:tab/><text:span text:style-name="T11">Pai da Teologia Prática, a quem Karl Barth considera um dos maiores, senão o maior teólogo do século 19.</text:span></text:p>
      <text:p text:style-name="P23"><text:tab/><text:span text:style-name="T11">Incumbido de implantar a nova disciplina na Faculdade de Berlim em 1810.</text:span></text:p>
      <text:p text:style-name="P23">“<text:span text:style-name="T11">A teologia que tem Jesus Cristo como fundamento precisa necessariamente ser prática pois ela resulta do seguimento da Cruz.”</text:span></text:p>
      <text:p text:style-name="P8"><text:span text:style-name="T11">NEKO NO </text:span><text:span text:style-name="T8">HANERU</text:span></text:p>
      <text:p text:style-name="P52"/>
      <text:p text:style-name="P52">Para Schleiermacher a Teologia se afastou da prática desviando da vocação, a saber de ser teologia prática, por ter se afastado da base da igreja e passou a frequentar os círculos edutiros da universidade. A Teologia Prática surgiu para corrigir essa distorção.</text:p>
      <text:p text:style-name="P52"/>
      <text:p text:style-name="P52">Schleiermacher reconhecia a Teologia Prática como a “Coroa da Teologia” e em uma ilustração apontou:</text:p>
      <text:p text:style-name="P52">“A teologia prática é como as folhas de uma árvore, que oxigena o tronco quando este ameaça secar (teologia sistemática)”.</text:p>
      <text:p text:style-name="P52"/>
      <text:p text:style-name="P52"/>
      <text:list xml:id="list214313895969723" text:continue-numbering="true" text:style-name="Outline">
        <text:list-item>
          <text:list>
            <text:list-item>
              <text:h text:style-name="Heading_20_2" text:outline-level="2"><text:bookmark-start text:name="__RefHeading___Toc542_3017250804"/><text:soft-page-break/>Teologia da libertação / Teologia prática<text:bookmark-end text:name="__RefHeading___Toc542_3017250804"/></text:h>
            </text:list-item>
          </text:list>
        </text:list-item>
      </text:list>
      <text:list xml:id="list3680226893" text:style-name="L4">
        <text:list-item>
          <text:p text:style-name="P53">Por que rompeu com a sua inocência social histórica</text:p>
        </text:list-item>
        <text:list-item>
          <text:p text:style-name="P48"><text:span text:style-name="T6">Tirou a inocência do </text:span><text:span text:style-name="T9">monocentrismo </text:span><text:span text:style-name="T6">cultural</text:span></text:p>
        </text:list-item>
        <text:list-item>
          <text:p text:style-name="P53">Acabou com sua inocência a respeito do pobre</text:p>
        </text:list-item>
      </text:list>
      <text:p text:style-name="P52"/>
      <text:list xml:id="list214312649603661" text:continue-list="list214313895969723" text:style-name="Outline">
        <text:list-item>
          <text:list>
            <text:list-item>
              <text:h text:style-name="P40" text:outline-level="2"><text:bookmark-start text:name="__RefHeading___Toc544_3017250804"/>Juan luís Segundo<text:bookmark-end text:name="__RefHeading___Toc544_3017250804"/></text:h>
            </text:list-item>
          </text:list>
        </text:list-item>
      </text:list>
      <text:p text:style-name="P25"><text:tab/><text:span text:style-name="T12">Há um esforço dos pensadores em conciliar a interdiscipliniscidade da teologia com a sociologia. Por que a sociologia? Pois ela é a precursora do movimento socialista. Já o teólogo acadêmico tem o foco na Hermenêutica, ou na interpretação.</text:span></text:p>
      <text:p text:style-name="P25"/>
      <text:p text:style-name="P24"><text:tab/>A teologia prática necessida do diálogo entre as disciplinas humanas, porém com imunidade as correntes político ideológicas. (Cruz + foice)</text:p>
      <text:p text:style-name="P24"/>
      <text:p text:style-name="P24">A cooperação da sociologia e as demais ciências humanas é necessária para a interpretação da realidade. Porém a sociologia não fornece resultados objetivos que diritem o agir pastoral da igreja. Ela não é apenas uma ciência auxiliar que serve a missão da igreja. Segundo opta por uma ciência auxiliar que serve a missão da Igreja. Segundo opta por uma ciência auxiliar que serve a missão critiacamente revisada da sociologia maxista como parceira da teologia que fornece um instrumento de análise para detectar a infiltração de ideologias econômicas e políticas na doutrina da igreja.</text:p>
      <text:p text:style-name="P24"/>
      <text:p text:style-name="P24"/>
      <text:p text:style-name="P24"/>
      <text:list xml:id="list214313089961795" text:continue-numbering="true" text:style-name="Outline">
        <text:list-item>
          <text:h text:style-name="P34" text:outline-level="1"><text:bookmark-start text:name="__RefHeading___Toc546_3017250804"/><text:soft-page-break/>Corpus Cristh – A mente de Cristo para igreja<text:bookmark-end text:name="__RefHeading___Toc546_3017250804"/></text:h>
        </text:list-item>
      </text:list>
      <text:p text:style-name="P24"><text:tab/>O Deus que muitos de nós adoramos é religioso demais. Aparentemente nós achamos que ele só se interessa por livros, edifícios e cerimônias religiosas. Mas não é assim. Ele se preocupa conosco, nosso lar, nossa família e amigos, nosso trabalho e lazer, nossa cidadania e comunidade. Assim a soerania de Deus estende-se a ambos os lados e a todas as áreas da nossa vida. Nós não devemos marginalizar Deus ou tentar espreme-lo para fora da nossa vida não religiosa.</text:p>
      <text:p text:style-name="P24"/>
      <text:p text:style-name="P24">“A avaliação crítica da vida da igreja com base nas Boas-Novas de amos de Deus revelados em Jesus Cristo e pelo uso das “artes e ciências humanas” para dar forma e estruturar a prática atual”</text:p>
      <text:p text:style-name="P24">Essa definição indica a relação íntima entre a teologia e as “artes e ciências humanas”. Também sugere que a ação da igreja seja o começo e o término da reflexão teológica prática.</text:p>
      <text:p text:style-name="P24"/>
      <text:p text:style-name="P24">Quem vai comunicar esses valores ao público <text:span text:style-name="T13">artista.</text:span></text:p>
      <text:p text:style-name="P24"/>
      <text:p text:style-name="P26">“Quem conheceu a mente do Senhor para que possa instruí-lo?” Nós, porém, temos a mente <text:s/>de Cristo.</text:p>
      <text:p text:style-name="P26"/>
      <text:p text:style-name="P26"/>
      <text:p text:style-name="P68"/>
      <text:h text:style-name="P35" text:outline-level="1"/>
      <text:list xml:id="list214312720153596" text:continue-numbering="true" text:style-name="Outline">
        <text:list-item>
          <text:h text:style-name="P38" text:outline-level="1">Aula 3 – Teologia prática</text:h>
        </text:list-item>
      </text:list>
      <text:p text:style-name="Text_20_body"><text:span text:style-name="T20">Trabalho: </text:span><text:span text:style-name="T14">Resumo; </text:span>Introdução, <text:span text:style-name="T14">desenvolvimento e conclusão; 15 linhas Manuscrito;</text:span></text:p>
      <text:list xml:id="list214313025449201" text:continue-numbering="true" text:style-name="Outline">
        <text:list-item>
          <text:list>
            <text:list-item>
              <text:h text:style-name="P41" text:outline-level="2">Missão</text:h>
            </text:list-item>
          </text:list>
        </text:list-item>
      </text:list>
      <text:p text:style-name="P55"><text:tab/><text:span text:style-name="T14">Vale-se a análise da disciplina de história de missões para a compreensão da evolução do pensar missão, em primeira mão até a pré-reforma a igreja romana falhou em inúmeras tentativas de expansão do Reino.</text:span></text:p>
      <text:p text:style-name="P54">Em segundo lugar a compreensão de Reino na perspectiva romana era mais política imperialista do que missional.</text:p>
      <text:p text:style-name="P56"/>
      <text:p text:style-name="P56">Karl Barth e David Bosch</text:p>
      <text:p text:style-name="P55"/>
      <text:p text:style-name="P56">O Cristão como agente transformador da cultura → Cultura</text:p>
      <text:p text:style-name="P56"/>
      <text:p text:style-name="P56">Século XXI Missão e cultura</text:p>
      <text:list xml:id="list3452170815" text:style-name="L6">
        <text:list-item>
          <text:p text:style-name="P57">Hoje começamos a nos dar conta de que o evanelho é hospede em toda a qualquer cultura ou lugar, como ocorre como o Jesus ressurreto (encarnado) quando foi convidado pelos discípulos no caminho de Emaús (Lc 24:13-35). O evangelho anima, mas impõe caminhos. Ele é da ordem da graça, enquanto a cultura é da ordem da lei própria de cada grupo humano (micro-tribos).</text:p>
        </text:list-item>
        <text:list-item>
          <text:p text:style-name="P59"><text:span text:style-name="T15">Por essa relação entre evangelho e cultura, tendo de permeio a experiência religiosa, é sempre dialética: de aproximação e distância. De questionamento e aceitação, numa </text:span><text:span text:style-name="T16">mútua fecundação. Paulo Suess entende que a arte da comunidação do evangelho nas culturas, da parte dos evangelizadores consiste em:</text:span></text:p>
        </text:list-item>
      </text:list>
      <text:list xml:id="list214313721951399" text:continue-list="list214313025449201" text:style-name="Outline">
        <text:list-item>
          <text:list>
            <text:list-item>
              <text:h text:style-name="Heading_20_2" text:outline-level="2"><text:soft-page-break/>“Enculturação”</text:h>
            </text:list-item>
          </text:list>
        </text:list-item>
      </text:list>
      <text:list xml:id="list2685646921" text:style-name="L7">
        <text:list-item>
          <text:p text:style-name="P58">No reconhecimento da gratuidade não necessidade) da própria presença do evangelho</text:p>
        </text:list-item>
        <text:list-item>
          <text:p text:style-name="P58">Demonstração da relevância sociocultural e histoŕia do evangelho para culturas</text:p>
        </text:list-item>
        <text:list-item>
          <text:p text:style-name="P58">Respeito mútuo da diferênça e autonomia das duas ordens, da teológica e da antropoógica.</text:p>
        </text:list-item>
        <text:list-item>
          <text:p text:style-name="P58">Descoberta da complementaridades entre Teologia, Antropologia e Sociologia em articulação.</text:p>
        </text:list-item>
      </text:list>
      <text:p text:style-name="P60">A teologia prática e os paradigmas da Missão.</text:p>
      <text:p text:style-name="P60">Em suma a teologia prática faz uma releitura das mudanças dos paradgmas da Missão.</text:p>
      <text:p text:style-name="P60">Período pré-crítico</text:p>
      <text:list xml:id="list2763101506" text:style-name="L9">
        <text:list-item>
          <text:p text:style-name="P64"><text:span text:style-name="T17">O Paradgma Apocalíptico do ,cristianismo primitivo</text:span></text:p>
        </text:list-item>
        <text:list-item>
          <text:p text:style-name="P61">O Paradgma Helenístico do período da patrística</text:p>
        </text:list-item>
        <text:list-item>
          <text:p text:style-name="P61">O Paradgma Católico romano medieval</text:p>
        </text:list-item>
      </text:list>
      <text:p text:style-name="P60">Período Crítico analítico Mecanicista</text:p>
      <text:list xml:id="list1203866406" text:style-name="L10">
        <text:list-item>
          <text:p text:style-name="P65"><text:span text:style-name="T17">O Paradgma protestante (reforma)</text:span></text:p>
        </text:list-item>
        <text:list-item>
          <text:p text:style-name="P62">O Paradgma Moderno do iluminismo</text:p>
        </text:list-item>
      </text:list>
      <text:p text:style-name="P60">Pós-crítica Holístico ecumênico</text:p>
      <text:list xml:id="list3091849589" text:style-name="L11">
        <text:list-item>
          <text:p text:style-name="P63">O Paradgma O paradgma ecumênico emergente.</text:p>
        </text:list-item>
      </text:list>
      <text:p text:style-name="P60"><text:span text:style-name="T18">Ecumênico</text:span>: Comunidação de forma sociavel entre as religiões.</text:p>
      <text:p text:style-name="P66">Segundo Thomas Kuhn) Os paradigmas estão ass,ociados às necessidades em torno do contexto. Nossas teologias são parciais e influenciadas culturalmente e socialmente. Elas jamais podem reivindicar serem absolutas.</text:p>
      <text:list xml:id="list214311875060925" text:continue-list="list214313721951399" text:style-name="Outline">
        <text:list-item>
          <text:list>
            <text:list-item>
              <text:h text:style-name="Heading_20_2" text:outline-level="2"><text:soft-page-break/>Educação cristã e catequese – <text:span text:style-name="T20">Conceito do “Logos”</text:span></text:h>
            </text:list-item>
          </text:list>
        </text:list-item>
      </text:list>
      <text:list xml:id="list4223877811" text:style-name="L13">
        <text:list-item>
          <text:p text:style-name="P67">A corrente filosófica mais relevante na institucionalização da igreja e da sistematização da teologia junto a filosofia, deve-se aos estoicos.</text:p>
        </text:list-item>
      </text:list>
      <text:list xml:id="list214312866962456" text:continue-list="list214311875060925" text:style-name="Outline">
        <text:list-item>
          <text:list>
            <text:list-item>
              <text:h text:style-name="P42" text:outline-level="2">Origem platônica Poimênica – poímen clinica pastoral</text:h>
            </text:list-item>
          </text:list>
        </text:list-item>
      </text:list>
      <text:p text:style-name="P49">A expressão <text:span text:style-name="T3">cura d’almas</text:span> aparece pela primeira vez no diálogo de Platão intitulado Laches. Dois pais conversam com Sócrates sobre a educação correta para os seus filhos e concordam logo com a opinião do filósofo de que o caminho certo seria a terapia da alma (<text:span text:style-name="T3">psyches terapeia</text:span>). Platão sugere que para o caminho em busca da saúde da alma através do <text:span text:style-name="T18">conhecimento da verdade</text:span><text:span text:style-name="T21"> (</text:span><text:span text:style-name="T4">epimeleisthai tes psyches</text:span><text:span text:style-name="T21">) é pelo processo do autoconhecimento (gnothi seauton).</text:span></text:p>
      <text:p text:style-name="P66"/>
      <text:p text:style-name="P74"><text:span text:style-name="T19">Nouwen</text:span><text:span text:style-name="T22"> </text:span><text:span text:style-name="T10">aponta</text:span><text:span text:style-name="T22"> quatro formas de analisar os problemas do minbistério no nosso tempo</text:span></text:p>
      <text:list xml:id="list1546607327" text:style-name="L14">
        <text:list-item>
          <text:p text:style-name="P70">Representa a condição do <text:span text:style-name="T18">Mundo que sofre</text:span>.</text:p>
        </text:list-item>
        <text:list-item>
          <text:p text:style-name="P70">A <text:span text:style-name="T18">geração</text:span> que sofre.</text:p>
        </text:list-item>
        <text:list-item>
          <text:p text:style-name="P70">A <text:span text:style-name="T18">pessoa</text:span> que sofre</text:p>
        </text:list-item>
        <text:list-item>
          <text:p text:style-name="P70">Os <text:span text:style-name="T18">ministros que sofrem</text:span> por reconhecer os sofrimentos como ponto de partida de seu trabalho.</text:p>
        </text:list-item>
      </text:list>
      <text:p text:style-name="P69"/>
      <text:p text:style-name="P69"><text:span text:style-name="T18">Sather Rosa</text:span> aponta quatro referências que norteiam a prática pastoral moderna</text:p>
      <text:list xml:id="list2130844751" text:style-name="L15">
        <text:list-item>
          <text:p text:style-name="P71">Prática pastoral é indissociável das teorias</text:p>
        </text:list-item>
        <text:list-item>
          <text:p text:style-name="P71">Uma orientação contextualizada</text:p>
        </text:list-item>
        <text:list-item>
          <text:p text:style-name="P71">Leitura hermenêutica (estuda a bíblia)</text:p>
        </text:list-item>
        <text:list-item>
          <text:p text:style-name="P71">Caráter ecumênico (amor com relação equilibrada)</text:p>
        </text:list-item>
      </text:list>
      <text:p text:style-name="P69"/>
      <text:list xml:id="list214313142196397" text:continue-list="list214312866962456" text:style-name="Outline">
        <text:list-item>
          <text:list>
            <text:list-item>
              <text:h text:style-name="Heading_20_2" text:outline-level="2"><text:soft-page-break/>Ethos cultural</text:h>
            </text:list-item>
          </text:list>
        </text:list-item>
      </text:list>
      <text:p text:style-name="P69">→ Não consegui anotar nada na verdade</text:p>
      <text:list xml:id="list214313415620631" text:continue-numbering="true" text:style-name="Outline">
        <text:list-item>
          <text:list>
            <text:list-item>
              <text:h text:style-name="Heading_20_2" text:outline-level="2">Paradigma pastoral de Jesus</text:h>
            </text:list-item>
          </text:list>
        </text:list-item>
      </text:list>
      <text:p text:style-name="P69">→ Não pude anotar nada</text:p>
      <text:p text:style-name="P69"/>
      <text:p text:style-name="P69">Cuidado pastoral → Cura da alma cura e o nutrir</text:p>
      <text:p text:style-name="P69">Reforma → Santificação e purificação</text:p>
      <text:p text:style-name="P69">Pietismo → conversa individual</text:p>
      <text:p text:style-name="P69">Modernidade → Autonomia do indivíduo</text:p>
      <text:p text:style-name="P69"/>
      <text:list xml:id="list214311927733698" text:continue-numbering="true" text:style-name="Outline">
        <text:list-item>
          <text:list>
            <text:list-item>
              <text:h text:style-name="P43" text:outline-level="2">Goldffild e a antropologia pastoral</text:h>
            </text:list-item>
          </text:list>
        </text:list-item>
      </text:list>
      <text:list xml:id="list3116368312" text:style-name="L17">
        <text:list-item>
          <text:p text:style-name="P72">Modelo fenomenolófico (visão que o homem tem dele mesmo)</text:p>
        </text:list-item>
        <text:list-item>
          <text:p text:style-name="P72">Modeno Kerygmático. (evangelho)</text:p>
        </text:list-item>
        <text:list-item>
          <text:p text:style-name="P72">Modelo vocacional ecocêntrico (a imagem de Deus e o cosmos)</text:p>
        </text:list-item>
      </text:list>
      <text:p text:style-name="P69"/>
      <text:list xml:id="list214311917580155" text:continue-list="list214311927733698" text:style-name="Outline">
        <text:list-item>
          <text:list>
            <text:list-item>
              <text:h text:style-name="P43" text:outline-level="2">Aptidões fundamentais do Aconselhador – Carkhuff</text:h>
            </text:list-item>
          </text:list>
        </text:list-item>
      </text:list>
      <text:list xml:id="list4147174672" text:style-name="L18">
        <text:list-item>
          <text:p text:style-name="P73">Comportamento atencioso e solicito</text:p>
        </text:list-item>
        <text:list-item>
          <text:p text:style-name="P73">Convida a pessoa a falar</text:p>
        </text:list-item>
        <text:list-item>
          <text:p text:style-name="P73">Ouvir e observar</text:p>
        </text:list-item>
        <text:list-item>
          <text:p text:style-name="P73">Seguir a iniciativa da pessoa (alterar assunto)</text:p>
        </text:list-item>
        <text:list-item>
          <text:p text:style-name="P73">responder empaticamente</text:p>
        </text:list-item>
        <text:list-item>
          <text:p text:style-name="P73">Buscar clarificação</text:p>
        </text:list-item>
        <text:list-item>
          <text:p text:style-name="P73">Efetuar confrontação</text:p>
        </text:list-item>
      </text:list>
      <text:p text:style-name="P69"><text:soft-page-break/></text:p>
      <text:p text:style-name="P75">Psicoterapia pastoral é um processo assistencial de longo prazo que procura alcançar mudanças fundamentais na personalidade do aconselhando, desvendando e tratando sentimento ocultos, conflitos intrapsíquicos e memórias reprimidas dos primórdios da vida.</text:p>
      <text:p text:style-name="P75"/>
      <text:p text:style-name="P75">Correntes</text:p>
      <text:list xml:id="list3779006278" text:style-name="L19">
        <text:list-item>
          <text:p text:style-name="P76">Terapias tradicionais orientadas pelo insight (Freud e a análise do ego)</text:p>
        </text:list-item>
        <text:list-item>
          <text:p text:style-name="P76">Terapias de comportamento, de ação e crise</text:p>
        </text:list-item>
        <text:list-item>
          <text:p text:style-name="P76">Terapias de potencial humano</text:p>
        </text:list-item>
        <text:list-item>
          <text:p text:style-name="P76">Terapias relacionais, sistêmicas e racionais (pastoral)</text:p>
        </text:list-item>
      </text:list>
      <text:p text:style-name="P75"/>
      <text:p text:style-name="P77">Questionamento da teollogia prática</text:p>
      <text:p text:style-name="P77">Fizemos diaconia entre o começar e acabar do culto, mas depois do culto não há nada.</text:p>
      <text:p text:style-name="P77"/>
      <text:p text:style-name="P77">Teologia prática é massa.</text:p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15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14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13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16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6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  <style:master-page style:name="CTM_20__7c__20_Capa" style:display-name="CTM | Capa" style:page-layout-name="Mpm4" style:next-style-name="CTM_20__7c__20_Contra_20_Capa">
      <style:header>
        <text:p text:style-name="Header"/>
      </style:header>
    </style:master-page>
    <style:master-page style:name="CTM_20__7c__20_Página" style:display-name="CTM | Página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Landscape" style:page-layout-name="Mpm6"/>
    <style:master-page style:name="Endnote" style:page-layout-name="Mpm7"/>
    <style:master-page style:name="Footnote" style:page-layout-name="Mpm7"/>
    <style:master-page style:name="Envelope" style:page-layout-name="Mpm8"/>
    <style:master-page style:name="CTM_20__7c__20_Contra_20_Capa" style:display-name="CTM | Contra Capa" style:page-layout-name="Mpm9" style:next-style-name="CTM_20__7c__20_Página">
      <style:header>
        <text:p text:style-name="Header"/>
      </style:header>
    </style:master-page>
    <style:master-page style:name="HTML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20:07:10.478470117</meta:creation-date>
    <dc:title>CTM</dc:title>
    <meta:editing-duration>PT23M36S</meta:editing-duration>
    <meta:editing-cycles>10</meta:editing-cycles>
    <meta:generator>LibreOffice/6.4.7.2$Linux_X86_64 LibreOffice_project/40$Build-2</meta:generator>
    <dc:date>2021-11-03T21:43:11.727010511</dc:date>
    <meta:document-statistic meta:table-count="0" meta:image-count="5" meta:object-count="0" meta:page-count="16" meta:paragraph-count="184" meta:word-count="2347" meta:character-count="14335" meta:non-whitespace-character-count="12199"/>
    <meta:template xlink:type="simple" xlink:actuate="onRequest" xlink:title="CTM" xlink:href="../../../../../Templates/CTM.ott" meta:date="2021-10-21T23:56:16.745796289"/>
  </office:meta>
</office:document-meta>
</file>